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6.043cm" svg:y="1.889cm">
          <svg:title>Item</svg:title>
          <text:p text:style-name="P1">Item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905cm" svg:x="11.67cm" svg:y="6.461cm">
          <text:p text:style-name="P1">Product</text:p>
          <text:p text:style-name="P1"><text:span text:style-name="T1">pr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575cm" svg:y1="6.461cm" svg:x2="7.948cm" svg:y2="3.794cm" draw:start-shape="id1" draw:start-glue-point="0" draw:end-shape="id2" draw:end-glue-point="2" svg:d="M13575 6461v-1334h-5627v-1333">
          <text:p text:style-name="P1"><text:span text:style-name="T1">extends</text:span></text:p>
        </draw:connector>
        <draw:custom-shape draw:style-name="gr1" draw:text-style-name="P1" xml:id="id3" draw:id="id3" draw:layer="layout" svg:width="3.81cm" svg:height="2.032cm" svg:x="9.51cm" svg:y="11.314cm">
          <text:p text:style-name="P1">Basket</text:p>
          <text:p text:style-name="P1"><text:span text:style-name="T1">quantity</text:span></text:p>
          <text:p text:style-name="P1"><text:span text:style-name="T1">product</text:span></text:p>
          <text:p text:style-name="P1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" draw:id="id4" draw:layer="layout" svg:width="3.817cm" svg:height="2.639cm" draw:transform="rotate (-0.014835298643136) translate (16.385cm 11.005cm)">
          <text:p text:style-name="P1"><text:span text:style-name="T2">User</text:span></text:p>
          <text:p text:style-name="P1"><text:span text:style-name="T1">name</text:span></text:p>
          <text:p text:style-name="P1"><text:span text:style-name="T1">surname</text:span></text:p>
          <text:p text:style-name="P1"><text:span text:style-name="T1">basket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1.415cm" svg:y1="11.314cm" svg:x2="13.575cm" svg:y2="8.366cm" draw:start-shape="id3" draw:start-glue-point="0" draw:end-shape="id1" draw:end-glue-point="2" svg:d="M11415 11314v-1474h2160v-1474">
          <text:p text:style-name="P1"><text:span text:style-name="T1">has</text:span></text:p>
        </draw:connector>
        <draw:connector draw:style-name="gr2" draw:text-style-name="P2" draw:layer="layout" draw:type="lines" svg:x1="16.365cm" svg:y1="12.324cm" svg:x2="13.32cm" svg:y2="12.33cm" draw:start-shape="id4" draw:start-glue-point="3" draw:end-shape="id3" svg:d="M16365 12324h-520l-2024 6h-501">
          <text:p text:style-name="P1"><text:span text:style-name="T1">Uses</text:span></text:p>
        </draw:connector>
        <draw:connector draw:style-name="gr2" draw:text-style-name="P2" draw:layer="layout" draw:type="lines" svg:x1="18.293cm" svg:y1="11.033cm" svg:x2="15.48cm" svg:y2="7.413cm" draw:start-shape="id4" draw:start-glue-point="0" draw:end-shape="id1" draw:end-glue-point="1" svg:d="M18293 11033v-530l-2312-3090h-501">
          <text:p text:style-name="P1"><text:span text:style-name="T1">Uses</text:span></text:p>
        </draw:connector>
        <draw:custom-shape draw:style-name="gr1" draw:text-style-name="P1" xml:id="id5" draw:id="id5" draw:layer="layout" svg:width="5.08cm" svg:height="2.413cm" svg:x="14.171cm" svg:y="1.635cm">
          <text:p text:style-name="P1">Description</text:p>
          <text:p text:style-name="P1"><text:span text:style-name="T1">name</text:span></text:p>
          <text:p text:style-name="P1"><text:span text:style-name="T1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853cm" svg:y1="2.841cm" svg:x2="14.171cm" svg:y2="2.841cm" draw:start-shape="id2" draw:start-glue-point="1" draw:end-shape="id5" draw:end-glue-point="3" svg:d="M9853 2841h4318">
          <text:p text:style-name="P1"><text:span text:style-name="T1">has</text:span></text:p>
        </draw:connector>
        <draw:custom-shape draw:style-name="gr1" draw:text-style-name="P1" xml:id="id6" draw:id="id6" draw:layer="layout" svg:width="3.429cm" svg:height="3.175cm" svg:x="16.576cm" svg:y="15.386cm">
          <text:p text:style-name="P1">Address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54cm" svg:y1="13.672cm" svg:x2="18.29cm" svg:y2="15.386cm" draw:start-shape="id4" draw:start-glue-point="2" draw:end-shape="id6" draw:end-glue-point="0" svg:d="M18254 13672v871h36v843">
          <text:p text:style-name="P1"><text:span text:style-name="T1">has</text:span></text:p>
        </draw:connector>
        <draw:custom-shape draw:style-name="gr1" draw:text-style-name="P1" draw:layer="layout" svg:width="7.112cm" svg:height="2.032cm" svg:x="2.143cm" svg:y="16.748cm">
          <text:p text:style-name="P1">ProductAuditTracker?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99cm" svg:height="2.159cm" svg:x="2.551cm" svg:y="6.38cm">
          <text:p text:style-name="P1">Price</text:p>
          <text:p text:style-name="P1"><text:span text:style-name="T1">currency </text:span></text:p>
          <text:p text:style-name="P1"><text:span text:style-name="T1">amou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67cm" svg:y1="7.413cm" svg:x2="7.25cm" svg:y2="7.459cm" draw:start-shape="id1" draw:end-shape="id7" draw:end-glue-point="1" svg:d="M11670 7413h-2210v46h-2210">
          <text:p text:style-name="P1"><text:span text:style-name="T1">has</text:span></text:p>
        </draw:connector>
        <draw:custom-shape draw:style-name="gr1" draw:text-style-name="P1" xml:id="id8" draw:id="id8" draw:layer="layout" svg:width="4.572cm" svg:height="2.159cm" svg:x="2.662cm" svg:y="10.906cm">
          <text:p text:style-name="P1">Currency</text:p>
          <text:p text:style-name="P1">currency </text:p>
          <text:p text:style-name="P1">ra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9cm" svg:y1="8.539cm" svg:x2="4.948cm" svg:y2="10.906cm" draw:start-shape="id7" draw:start-glue-point="2" draw:end-shape="id8" svg:d="M4900 8539v500l48 1365v502">
          <text:p text:style-name="P1"><text:span text:style-name="T1">has (EUR?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1-01T09:24:00.56</dc:date>
    <meta:editing-duration>PT33M41S</meta:editing-duration>
    <meta:editing-cycles>8</meta:editing-cycles>
    <meta:generator>OpenOffice/4.1.2$Win32 OpenOffice.org_project/412m3$Build-9782</meta:generator>
    <meta:document-statistic meta:object-count="17"/>
  </office:meta>
</office:document-meta>
</file>